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20000009EE84CEBDED75BF7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2.205cm" svg:x="0.04cm" svg:y="0.224cm">
          <draw:image xlink:href="Pictures/10000000000004320000009EE84CEBDED75BF7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2-14T14:33:40.590000000</dc:date>
    <meta:editing-duration>PT2M41S</meta:editing-duration>
    <meta:editing-cycles>3</meta:editing-cycles>
    <meta:generator>LibreOffice/5.2.4.2$Windows_x86 LibreOffice_project/3d5603e1122f0f102b62521720ab13a38a4e0eb0</meta:generator>
    <meta:document-statistic meta:object-count="1"/>
  </office:meta>
</office:document-meta>
</file>